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5.50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862b2" officeooo:paragraph-rsid="001862b2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2b2" officeooo:paragraph-rsid="00186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e26" officeooo:paragraph-rsid="0018c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c75" officeooo:paragraph-rsid="00195c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actical – 1 <text:s text:c="2"/>Cloud Computing Service Provider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Find out Iaas Service provider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Find out Saas Service provider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Find out Paas service provider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Compare AWS , Google Cloud and Microsoft Azure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List out Saas provider software which are frequently used.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3">Find out services provided by AWS , Google Cloud and Microsoft Azure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What is the task of megRaj cloud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0:17:01.849000000</meta:creation-date>
    <dc:date>2019-12-11T10:23:51.264000000</dc:date>
    <meta:editing-duration>PT6M52S</meta:editing-duration>
    <meta:editing-cycles>3</meta:editing-cycles>
    <meta:generator>LibreOffice/6.1.2.1$Windows_X86_64 LibreOffice_project/65905a128db06ba48db947242809d14d3f9a93fe</meta:generator>
    <meta:document-statistic meta:table-count="1" meta:image-count="0" meta:object-count="0" meta:page-count="1" meta:paragraph-count="15" meta:word-count="64" meta:character-count="350" meta:non-whitespace-character-count="298"/>
  </office:meta>
</office:document-meta>
</file>